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e8" officeooo:paragraph-rsid="0019bce8"/>
    </style:style>
    <style:style style:name="P2" style:family="paragraph" style:parent-style-name="Standard">
      <style:text-properties officeooo:rsid="001b61ec" officeooo:paragraph-rsid="001b61ec"/>
    </style:style>
    <style:style style:name="P3" style:family="paragraph" style:parent-style-name="Standard">
      <style:text-properties officeooo:rsid="001b61ec" officeooo:paragraph-rsid="001c2129"/>
    </style:style>
    <style:style style:name="P4" style:family="paragraph" style:parent-style-name="Standard">
      <style:text-properties officeooo:rsid="001c56b9" officeooo:paragraph-rsid="001c56b9"/>
    </style:style>
    <style:style style:name="T1" style:family="text">
      <style:text-properties officeooo:rsid="001c2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mande put :</text:p>
      <text:p text:style-name="P1"/>
      <text:p text:style-name="P1"/>
      <text:p text:style-name="P4"><text:bookmark-start text:name="__DdeLink__21_1221127225"/><text:bookmark-end text:name="__DdeLink__21_1221127225"/>{</text:p>
      <text:p text:style-name="P4"><text:tab/>"$schema": "http://json-schema.org/draft-04/schema#",</text:p>
      <text:p text:style-name="P4"><text:tab/>"type": "object",</text:p>
      <text:p text:style-name="P4"><text:tab/>"properties": {</text:p>
      <text:p text:style-name="P4"><text:tab/><text:tab/>"characterSender": {</text:p>
      <text:p text:style-name="P4"><text:tab/><text:tab/><text:tab/>"description": "The character sending this command",</text:p>
      <text:p text:style-name="P4"><text:tab/><text:tab/><text:tab/>"type": "integer",</text:p>
      <text:p text:style-name="P4"><text:tab/><text:tab/><text:tab/>"minimum": 0,</text:p>
      <text:p text:style-name="P4"><text:tab/><text:tab/><text:tab/>"default": 0</text:p>
      <text:p text:style-name="P4"><text:tab/><text:tab/>},</text:p>
      <text:p text:style-name="P4"><text:tab/><text:tab/>"CommandCategory": {</text:p>
      <text:p text:style-name="P4"><text:tab/><text:tab/><text:tab/>"description": "The category of the command",</text:p>
      <text:p text:style-name="P4"><text:tab/><text:tab/><text:tab/>"type": "integer",</text:p>
      <text:p text:style-name="P4"><text:tab/><text:tab/><text:tab/>"minimum": 0,</text:p>
      <text:p text:style-name="P4"><text:tab/><text:tab/><text:tab/>"default": 0</text:p>
      <text:p text:style-name="P4"><text:tab/><text:tab/>},</text:p>
      <text:p text:style-name="P4"><text:tab/><text:tab/>"PowerShot": {</text:p>
      <text:p text:style-name="P4"><text:tab/><text:tab/><text:tab/>"description": "Power of the shot",</text:p>
      <text:p text:style-name="P4"><text:tab/><text:tab/><text:tab/>"type": "integer",</text:p>
      <text:p text:style-name="P4"><text:tab/><text:tab/><text:tab/>"minimum": 0,</text:p>
      <text:p text:style-name="P4"><text:tab/><text:tab/><text:tab/>"default": 10</text:p>
      <text:p text:style-name="P4"><text:tab/><text:tab/>},</text:p>
      <text:p text:style-name="P4"><text:tab/><text:tab/>"Ymove": {</text:p>
      <text:p text:style-name="P4"><text:tab/><text:tab/><text:tab/>"description": "Ymove for command move",</text:p>
      <text:p text:style-name="P4"><text:tab/><text:tab/><text:tab/>"type": "integer",</text:p>
      <text:p text:style-name="P4"><text:tab/><text:tab/><text:tab/>"minimum": 0,</text:p>
      <text:p text:style-name="P4"><text:tab/><text:tab/><text:tab/>"default": 0</text:p>
      <text:p text:style-name="P4"><text:tab/><text:tab/>},</text:p>
      <text:p text:style-name="P4"><text:tab/><text:tab/>"Xmove": {</text:p>
      <text:p text:style-name="P4"><text:tab/><text:tab/><text:tab/>"description": "Xmove for command move",</text:p>
      <text:p text:style-name="P4"><text:tab/><text:tab/><text:tab/>"type": "integer",</text:p>
      <text:p text:style-name="P4"><text:tab/><text:tab/><text:tab/>"minimum": 0,</text:p>
      <text:p text:style-name="P4"><text:tab/><text:tab/><text:tab/>"default": 0</text:p>
      <text:p text:style-name="P4"><text:tab/><text:tab/>},</text:p>
      <text:p text:style-name="P4"><text:tab/><text:tab/>"Direction": {</text:p>
      <text:p text:style-name="P4"><text:tab/><text:tab/><text:tab/>"description": "Direction for command direction",</text:p>
      <text:p text:style-name="P4"><text:tab/><text:tab/><text:tab/>"type": "integer",</text:p>
      <text:p text:style-name="P4"><text:tab/><text:tab/><text:tab/>"minimum": 0,</text:p>
      <text:p text:style-name="P4"><text:tab/><text:tab/><text:tab/>"default": 0</text:p>
      <text:p text:style-name="P4"><text:tab/><text:tab/>}</text:p>
      <text:p text:style-name="P4"><text:tab/>},</text:p>
      <text:p text:style-name="P4"><text:tab/>"required": ["characterSender", "CommandCategory"],</text:p>
      <text:p text:style-name="P4"><text:tab/>"dependencies": {</text:p>
      <text:p text:style-name="P4"><text:tab/><text:tab/>"power": {</text:p>
      <text:p text:style-name="P4"><text:tab/><text:tab/> <text:s/>"properties": {</text:p>
      <text:p text:style-name="P4"><text:tab/><text:tab/> <text:s/><text:tab/><text:tab/>"CommandCategory": {"integer": 500}</text:p>
      <text:p text:style-name="P4"><text:tab/><text:tab/><text:tab/>}</text:p>
      <text:p text:style-name="P4"><text:tab/><text:tab/>},</text:p>
      <text:p text:style-name="P4"><text:soft-page-break/><text:tab/><text:tab/>"Xmove": {</text:p>
      <text:p text:style-name="P4"><text:tab/><text:tab/><text:tab/>"properties": {</text:p>
      <text:p text:style-name="P4"><text:tab/><text:tab/><text:tab/><text:tab/>"CommandCategory": {"integer": 300}</text:p>
      <text:p text:style-name="P4"><text:tab/><text:tab/><text:tab/>}</text:p>
      <text:p text:style-name="P4"><text:tab/><text:tab/>},</text:p>
      <text:p text:style-name="P4"><text:tab/><text:tab/>"Ymove": {</text:p>
      <text:p text:style-name="P4"><text:tab/><text:tab/><text:tab/>"properties": {</text:p>
      <text:p text:style-name="P4"><text:tab/><text:tab/><text:tab/><text:tab/>"CommandCategory": {"integer": 300}</text:p>
      <text:p text:style-name="P4"><text:tab/><text:tab/><text:tab/>}</text:p>
      <text:p text:style-name="P4"><text:tab/><text:tab/>},</text:p>
      <text:p text:style-name="P4"><text:tab/><text:tab/>"Direction": {</text:p>
      <text:p text:style-name="P4"><text:tab/><text:tab/><text:tab/>"properties": {</text:p>
      <text:p text:style-name="P4"><text:tab/><text:tab/><text:tab/><text:tab/>"CommandCategory": {"integer": 400}</text:p>
      <text:p text:style-name="P4"><text:tab/><text:tab/><text:tab/>}</text:p>
      <text:p text:style-name="P4"><text:s text:c="8"/>}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15:59.656071117</meta:creation-date>
    <dc:date>2016-12-05T15:03:05.793256174</dc:date>
    <meta:editing-duration>PT5M35S</meta:editing-duration>
    <meta:editing-cycles>1</meta:editing-cycles>
    <meta:document-statistic meta:table-count="0" meta:image-count="0" meta:object-count="0" meta:page-count="2" meta:paragraph-count="66" meta:word-count="140" meta:character-count="1214" meta:non-whitespace-character-count="972"/>
    <meta:generator>LibreOffice/5.1.4.2$Linux_X86_64 LibreOffice_project/10m0$Build-2</meta:generator>
  </office:meta>
</office:document-meta>
</file>